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Standard">
      <style:paragraph-properties fo:break-before="page"/>
    </style:style>
    <style:style style:name="P4" style:family="paragraph" style:parent-style-name="List_20_Contents">
      <style:text-properties fo:language="en" fo:country="none"/>
    </style:style>
    <style:style style:name="P5" style:family="paragraph" style:parent-style-name="List_20_Contents">
      <style:paragraph-properties fo:margin-top="0cm" fo:margin-bottom="0.499cm"/>
      <style:text-properties fo:language="en" fo:country="none"/>
    </style:style>
    <style:style style:name="P6" style:family="paragraph" style:parent-style-name="Heading_20_1">
      <style:text-properties fo:language="en" fo:country="non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979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draw:frame draw:style-name="fr1" draw:name="gráficos5" text:anchor-type="as-char" svg:width="17.06cm" svg:height="15.071cm" draw:z-index="4"><draw:image xlink:href="http://cdn.instructables.com/FVW/W6ZL/HJ1XP591/FVWW6ZLHJ1XP591.LARGE.jpg" xlink:type="simple" xlink:show="embed" xlink:actuate="onLoad"/></draw:frame> </text:p>
      <text:p text:style-name="Standard"><text:soft-page-break/><draw:frame draw:style-name="fr2" draw:name="gráficos1" text:anchor-type="as-char" svg:width="19.606cm" svg:height="14.446cm" draw:z-index="0"><draw:image xlink:href="http://www.electrodragon.com/w/images/c/cb/Dot_Matrix_Display_Kit_w_MAX7219_IC_PCB_schematic.png" xlink:type="simple" xlink:show="embed" xlink:actuate="onLoad"/></draw:frame></text:p>
      <text:p text:style-name="Standard"/>
      <text:p text:style-name="Standard"/>
      <text:p text:style-name="Standard">UVp-2088 Column Anode → Common cathode in row</text:p>
      <text:p text:style-name="Standard">Row Cathode</text:p>
      <text:p text:style-name="Standard"><draw:frame draw:style-name="fr1" draw:name="gráficos6" text:anchor-type="as-char" svg:width="11.464cm" svg:height="8.851cm" draw:z-index="7"><draw:image xlink:href="http://www.electro-tech-online.com/attachments/uvp-2x88a-pinout-gif.14526/" xlink:type="simple" xlink:show="embed" xlink:actuate="onLoad"/></draw:frame> </text:p>
      <text:p text:style-name="Standard"><text:soft-page-break/><text:s/></text:p>
      <text:p text:style-name="Standard"><draw:frame draw:style-name="fr3" draw:name="gráficos7" text:anchor-type="as-char" svg:width="15.52cm" svg:height="10.795cm" draw:z-index="8"><draw:image xlink:href="http://i03.c.aliimg.com/img/ibank/2013/417/865/763568714_1281848963.jpg" xlink:type="simple" xlink:show="embed" xlink:actuate="onLoad"/></draw:frame><text:bookmark text:name="irc_mi"/> </text:p>
      <text:p text:style-name="Standard"/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>http://i0.wp.com/tronixstuff.com/wp-content/uploads/2013/09/max7219_resistor_table.jpg</text:a></text:p>
      <text:p text:style-name="Standard"><draw:frame draw:style-name="fr2" draw:name="gráficos2" text:anchor-type="as-char" svg:width="13.229cm" svg:height="6.694cm" draw:z-index="1"><draw:image xlink:href="http://i0.wp.com/tronixstuff.com/wp-content/uploads/2013/09/max7219_resistor_table.jpg?resize=500%2C253" xlink:type="simple" xlink:show="embed" xlink:actuate="onLoad"/></draw:frame> <text:s/></text:p>
      <text:p text:style-name="Standard"><text:a xlink:type="simple" xlink:href="http://www.planetarduino.org/?cat=432">http://www.planetarduino.org/?cat=432</text:a></text:p>
      <text:p text:style-name="Standard"><text:soft-page-break/><draw:frame draw:style-name="fr2" draw:name="gráficos3" text:anchor-type="as-char" svg:width="8.387cm" svg:height="4.868cm" draw:z-index="2"><draw:image xlink:href="http://4.bp.blogspot.com/-kyh8sHvhy30/UQeoG3NUJdI/AAAAAAAAC3o/tRYVGYi4fs4/s1600/Esquema.GIF" xlink:type="simple" xlink:show="embed" xlink:actuate="onLoad"/></draw:frame> </text:p>
      <text:p text:style-name="Standard"/>
      <text:p text:style-name="Standard"><draw:frame draw:style-name="fr2" draw:name="gráficos4" text:anchor-type="as-char" svg:width="11.959cm" svg:height="8.361cm" draw:z-index="3"><draw:image xlink:href="http://www.hispavila.com/3ds/atmega/ds1307reloj_archivos/ds1307.gif" xlink:type="simple" xlink:show="embed" xlink:actuate="onLoad"/></draw:frame> </text:p>
      <text:p text:style-name="Standard">conect rtc to arduino.<text:line-break/><text:line-break/>conect  SDA  to Arduino A4.<text:line-break/>conect  SCL  to Arduino A5.<text:line-break/>conect vcc to  +5v<text:line-break/>conect gnd to gnd </text:p>
      <text:p text:style-name="Standard"/>
      <text:p text:style-name="Standard"/>
      <text:p text:style-name="Standard"/>
      <text:p text:style-name="Standard"><text:a xlink:type="simple" xlink:href="http://www.instructables.com/id/Clock-with-termometer-using-Arduino-i2c-16x2-lcd-D/">http://www.instructables.com/id/Clock-with-termometer-using-Arduino-i2c-16x2-lcd-D/</text:a></text:p>
      <text:p text:style-name="Standard"/>
      <text:p text:style-name="Standard"><text:a xlink:type="simple" xlink:href="http://www.sharatronica.com/cd4017.html">http://www.sharatronica.com/cd4017.html</text:a></text:p>
      <text:p text:style-name="Standard"/>
      <text:p text:style-name="Standard"/>
      <text:p text:style-name="Standard">Sensor óptico</text:p>
      <text:p text:style-name="Standard"/>
      <text:p text:style-name="P3"/>
      <text:p text:style-name="Standard"><draw:frame draw:style-name="fr1" draw:name="gráficos8" text:anchor-type="as-char" svg:width="10.696cm" svg:height="5.856cm" draw:z-index="5"><draw:image xlink:href="https://opencircuit.nl/ProductImages/100202/Pinout.jpg" xlink:type="simple" xlink:show="embed" xlink:actuate="onLoad"/></draw:frame><text:bookmark text:name="irc_mi1"/> </text:p>
      <text:p text:style-name="Standard"/>
      <text:p text:style-name="Standard"><draw:frame draw:style-name="fr1" draw:name="gráficos9" text:anchor-type="as-char" svg:width="10.451cm" svg:height="5.787cm" draw:z-index="6"><draw:image xlink:href="http://dlnmh9ip6v2uc.cloudfront.net/datasheets/Components/Switches/SW016.JPG" xlink:type="simple" xlink:show="embed" xlink:actuate="onLoad"/></draw:frame> </text:p>
      <text:p text:style-name="Standard"/>
      <text:p text:style-name="Standard"><draw:frame draw:style-name="fr1" draw:name="gráficos10" text:anchor-type="as-char" svg:width="5.801cm" svg:height="5.241cm" draw:z-index="9"><draw:image xlink:href="http://3.bp.blogspot.com/-NSfRdhwsx4M/URtoqi0o3zI/AAAAAAAACMg/UV1ndu0KC9g/s1600/atmega_dht11_dht22_sample.jpg" xlink:type="simple" xlink:show="embed" xlink:actuate="onLoad"/></draw:frame><text:bookmark text:name="irc_mi2"/> </text:p>
      <text:p text:style-name="Standard">http://www.hobbytronics.co.uk/mosfet-voltage-level-converter</text:p>
      <text:p text:style-name="Standard"><draw:frame draw:style-name="fr2" draw:name="gráficos11" text:anchor-type="as-char" svg:width="8.521cm" svg:height="4.509cm" draw:z-index="10"><draw:image xlink:href="http://www.hobbytronics.co.uk/image/data/tutorial/mosfet-level-converter-2.jpg" xlink:type="simple" xlink:show="embed" xlink:actuate="onLoad"/></draw:frame> <text:s/></text:p>
      <text:p text:style-name="Standard"><text:soft-page-break/><draw:frame draw:style-name="fr2" draw:name="gráficos12" text:anchor-type="as-char" svg:width="13.229cm" svg:height="10.372cm" draw:z-index="11"><draw:image xlink:href="http://imgs.inkfrog.com/pix/ebayimage2012/24918-4.jpg" xlink:type="simple" xlink:show="embed" xlink:actuate="onLoad"/></draw:frame> </text:p>
      <text:p text:style-name="P7">Placa</text:p>
      <text:p text:style-name="Standard">Main board</text:p>
      <text:p text:style-name="Standard">En v0.2 están A0, A1, A2, A3 para botones (en placa A0, A1, A2, A3)</text:p>
      <text:p text:style-name="Standard">El chip <text:s text:c="2"/>usa los pines 10, 11, 12</text:p>
      <text:p text:style-name="Standard">Se exportan 2-9 (en placa D2-D9)</text:p>
      <text:p text:style-name="Standard">13 libre</text:p>
      <text:p text:style-name="Standard">Botones → En v.0.1 K4 es A0, K3 es A1. http://arduino.cc/en/Tutorial/InputPullupSerial</text:p>
      <text:p text:style-name="Standard">pinMode(0, INPUT_PULLUP); analogRead(0); (se han cableado a analog)???</text:p>
      <text:p text:style-name="Standard"/>
      <text:p text:style-name="Standard">TODO</text:p>
      <text:p text:style-name="Standard">Arreglar conexión masas en V.0.3 para V.0.4</text:p>
      <text:p text:style-name="Standard">Revisar agujeros batería, demasiado grandes. ELIMINAR</text:p>
      <text:p text:style-name="Standard">Revisar agujeros switch, demasiado pequeños</text:p>
      <text:p text:style-name="Standard">Añadir TEA5767 / TDA7330 http://www.vwlowen.co.uk/arduino/bedside-clock/page2.htm</text:p>
      <text:p text:style-name="Standard"><text:a xlink:type="simple" xlink:href="http://nicuflorica.blogspot.ro/2013/06/radio-fm-cu-tea5767-si-arduino-ii.html">http://nicuflorica.blogspot.ro/2013/06/radio-fm-cu-tea5767-si-arduino-ii.html</text:a></text:p>
      <text:p text:style-name="Standard"><text:a xlink:type="simple" xlink:href="http://blog.simtronyx.de/en/simple-fm-stereo-radio-with-a-tea5767-breakout-module-and-an-arduino/">http://blog.simtronyx.de/en/simple-fm-stereo-radio-with-a-tea5767-breakout-module-and-an-arduino/</text:a></text:p>
      <text:p text:style-name="Standard"><text:a xlink:type="simple" xlink:href="http://nicuflorica.blogspot.ro/2014/11/modul-de-afisare-cu-8-cifre-led-din-7_11.html">http://nicuflorica.blogspot.ro/2014/11/modul-de-afisare-cu-8-cifre-led-din-7_11.html</text:a></text:p>
      <text:p text:style-name="Standard"/>
      <text:p text:style-name="Standard">Sensor-power</text:p>
      <text:p text:style-name="Standard">RTC se conecta por I2C SDA (A4) SCL (A5)</text:p>
      <text:p text:style-name="Standard">Scanning...</text:p>
      <text:p text:style-name="Standard">I2C device found at address 0x50 <text:s/>!</text:p>
      <text:p text:style-name="Standard">I2C device found at address 0x68 <text:s/>!</text:p>
      <text:p text:style-name="Standard">done</text:p>
      <text:p text:style-name="Standard"/>
      <text:p text:style-name="Standard">BMP180 SDA (A4) SCL (A5) (OK)</text:p>
      <text:p text:style-name="Standard">DHT11 conecta a D6 (OK)</text:p>
      <text:p text:style-name="Standard">BOOST (pendiente)</text:p>
      <text:p text:style-name="Standard"/>
      <text:p text:style-name="Standard">Es posible usar otros con SerialTWI</text:p>
      <text:p text:style-name="P2"><text:soft-page-break/><text:span text:style-name="Strong_20_Emphasis">SPI: 10 (SS), 11 (MOSI), 12 (MISO), 13 (SCK).</text:span></text:p>
      <text:p text:style-name="Standard"/>
      <text:p text:style-name="Standard">Poner también batería?</text:p>
      <text:p text:style-name="Standard">Cargador? 2 AA</text:p>
      <text:p text:style-name="Standard"/>
      <text:p text:style-name="P1"/>
      <text:p text:style-name="Standard"/>
      <text:p text:style-name="Text_20_body">In addition, some pins have specialized functions: </text:p>
      <text:list xml:id="list42616290" text:style-name="L1">
        <text:list-item>
          <text:p text:style-name="P11"><text:span text:style-name="Strong_20_Emphasis">Serial: 0 (RX) and 1 (TX).</text:span> Used to receive (RX) and transmit (TX) TTL serial data. These pins are connected to the TX-0 and RX-1 pins of the six pin header. </text:p>
        </text:list-item>
        <text:list-item>
          <text:p text:style-name="P11"><text:span text:style-name="Strong_20_Emphasis">External Interrupts: 2 and 3.</text:span> These pins can be configured to trigger an interrupt on a low value, a rising or falling edge, or a change in value. See the <text:a xlink:type="simple" xlink:href="http://arduino.cc/en/Reference/AttachInterrupt">attachInterrupt()</text:a> function for details. </text:p>
        </text:list-item>
        <text:list-item>
          <text:p text:style-name="P11"><text:span text:style-name="Strong_20_Emphasis">PWM: 3, 5, 6, 9, 10, and 11.</text:span> Provide 8-bit PWM output with the <text:a xlink:type="simple" xlink:href="http://arduino.cc/en/Reference/AnalogWrite">analogWrite()</text:a> function. </text:p>
        </text:list-item>
        <text:list-item>
          <text:p text:style-name="P11"><text:span text:style-name="Strong_20_Emphasis">SPI: 10 (SS), 11 (MOSI), 12 (MISO), 13 (SCK).</text:span> These pins support SPI communication, which, although provided by the underlying hardware, is not currently included in the Arduino language. </text:p>
        </text:list-item>
        <text:list-item>
          <text:p text:style-name="P8"><text:span text:style-name="Strong_20_Emphasis">LED: 13.</text:span> There is a built-in LED connected to digital pin 13. When the pin is HIGH value, the LED is on, when the pin is LOW, it's off. </text:p>
        </text:list-item>
      </text:list>
      <text:p text:style-name="Text_20_body">The Pro Mini has 8 analog inputs, each of which provide 10 bits of resolution (i.e. 1024 different values). Four of them are on the headers on the edge of the board; two (inputs 4 and 5) on holes in the interior of the board. The analog inputs measure from ground to VCC. Additionally, some pins have specialized functionality: </text:p>
      <text:list xml:id="list42643558" text:style-name="L2">
        <text:list-item>
          <text:p text:style-name="P9"><text:span text:style-name="Strong_20_Emphasis">I</text:span><text:span text:style-name="Strong_20_Emphasis"><text:span text:style-name="T1">2</text:span></text:span><text:span text:style-name="Strong_20_Emphasis">C: A4 (SDA) and A5 (SCL).</text:span> Support I<text:span text:style-name="T1">2</text:span>C (TWI) communication using the <text:a xlink:type="simple" xlink:href="http://arduino.cc/en/Reference/Wire">Wire library</text:a>. </text:p>
        </text:list-item>
      </text:list>
      <text:p text:style-name="Text_20_body">There is another pin on the board: </text:p>
      <text:list xml:id="list42631008" text:style-name="L3">
        <text:list-item>
          <text:p text:style-name="P10"><text:span text:style-name="Strong_20_Emphasis">Reset.</text:span> Bring this line LOW to reset the microcontroller. Typically used to add a reset button to shields which block the one on the board. </text:p>
        </text:list-item>
      </text:list>
      <text:p text:style-name="Text_20_body"/>
      <text:p text:style-name="Text_20_body"/>
      <text:h text:style-name="P6" text:outline-level="1"><text:bookmark text:name="firstHeading"/>Protel Gerber Layer Names</text:h>
      <text:section text:style-name="Sect1" text:name="bodyContent">
        <text:section text:style-name="Sect2" text:name="mw-content-text">
          <text:p text:style-name="P4">GTO - Gerber Top Overlay (silkscreen) </text:p>
          <text:p text:style-name="P4">GBO - Gerber Bottom Overlay (silkscreen) </text:p>
          <text:p text:style-name="P4">GTL - Gerber Top Signal </text:p>
          <text:p text:style-name="P4">GBL - Gerber Bottom Signal </text:p>
          <text:p text:style-name="P4">GTS - Gerber Top Solder Mask </text:p>
          <text:p text:style-name="P4">GBS - Gerber Bottom Solder Mask </text:p>
          <text:p text:style-name="P4">GTP - Gerber Top Paste Mask </text:p>
          <text:p text:style-name="P4">GBP - Gerber Bottom Paste Mask </text:p>
          <text:p text:style-name="P4">GM1 - Gerber Mechanical 1 </text:p>
          <text:p text:style-name="P4">GM2 - Gerber Mechanical 2 </text:p>
          <text:p text:style-name="P4">GM3 - Gerber Mechanical 3 </text:p>
          <text:p text:style-name="P4">GM4 - Gerber Mechanical 4 </text:p>
          <text:p text:style-name="P4">GDD - Gerber Drill Drawing </text:p>
          <text:p text:style-name="P4">GD1 - Gerber Drill Drawing, Top To Mid 1 </text:p>
          <text:p text:style-name="P4">GD2 - Gerber Drill Drawing, Mid 1 To Mid 2 </text:p>
          <text:p text:style-name="P4">GDG - Gerber Drill Guide </text:p>
          <text:p text:style-name="P4"><text:soft-page-break/>GG1 - Gerber Drill Guide, Top To Mid 1 </text:p>
          <text:p text:style-name="P4">GG2 - Gerber Drill Guide, Mid 1 To Mid 2 </text:p>
          <text:p text:style-name="P4">GPT - Gerber Top Pad Master </text:p>
          <text:p text:style-name="P4">GPB - Gerber Bottom Pad Master </text:p>
          <text:p text:style-name="P4">GKO - Gerber Keepout </text:p>
          <text:p text:style-name="P4">PO1 - Gerber Panels </text:p>
          <text:p text:style-name="P5">REP - Report file </text:p>
          <text:p text:style-name="P4">TXT - ASCII NC Drill </text:p>
          <text:p text:style-name="P4">DRL - EIA NC Drill </text:p>
          <text:p text:style-name="P5">DRR - NC Drill Report </text:p>
          <text:p text:style-name="P5">APR - Aperature File </text:p>
        </text:section>
      </text:section>
      <text:p text:style-name="Text_20_body"/>
      <text:p text:style-name="Text_20_body">Coin cell holder</text:p>
      <text:p text:style-name="Standard">http://www.shogyo.com/pdf/ch224-2032lf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5:13:48.34</meta:creation-date>
    <dc:date>2014-12-20T00:07:22.39</dc:date>
    <meta:editing-duration>P4DT4H52M50S</meta:editing-duration>
    <meta:editing-cycles>14</meta:editing-cycles>
    <meta:generator>LibreOffice/3.5$Windows_x86 LibreOffice_project/165a79a-7059095-e13bb37-fef39a4-9503d18</meta:generator>
    <meta:document-statistic meta:table-count="0" meta:image-count="12" meta:object-count="0" meta:page-count="8" meta:paragraph-count="91" meta:word-count="602" meta:character-count="3895" meta:non-whitespace-character-count="3303"/>
  </office:meta>
</office:document-meta>
</file>